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74.33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5.78mm"/>
    </style:style>
    <style:style style:name="co7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Abrines, Alex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6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Acy, Quincy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8.9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dams, Steven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5.7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a Zelândia</text:p>
          </table:table-cell>
          <table:table-cell/>
        </table:table-row>
        <table:table-row table:style-name="ro1">
          <table:table-cell office:value-type="string" calcext:value-type="string">
            <text:p>Afflalo, Arron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5.3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jinca, Alexis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12.5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Aldrich, Cole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3.4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ldridge, LaMarcus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7.9 k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llen, Lavoy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7.9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llen, Tony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6.6 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minu, Al-Farouq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nderson, Alan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9.8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nderson, Justin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3.4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nderson, Kyle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4.3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nderson, Ryan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ntetokounmpo, Giannis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0.7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écia</text:p>
          </table:table-cell>
          <table:table-cell/>
        </table:table-row>
        <table:table-row table:style-name="ro1">
          <table:table-cell office:value-type="string" calcext:value-type="string">
            <text:p>Anthony, Carmelo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8.9 k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nthony, Joel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1.1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Ariza, Trevor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7.5 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rthur, Darrell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sik, Omer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5.7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rquia</text:p>
          </table:table-cell>
          <table:table-cell/>
        </table:table-row>
        <table:table-row table:style-name="ro1">
          <table:table-cell office:value-type="string" calcext:value-type="string">
            <text:p>Augustin, D.J.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83.0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bbitt, Luke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2.1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ker, Ron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9.8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ldwin IV, Wade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1.6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rbosa, Leandro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8.0 k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Barea, J.J.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83.9 k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o Rico</text:p>
          </table:table-cell>
          <table:table-cell/>
        </table:table-row>
        <table:table-row table:style-name="ro1">
          <table:table-cell office:value-type="string" calcext:value-type="string">
            <text:p>Barnes, Harrison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2.1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rnes, Matt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2.5 k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rton, Will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79.4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ss, Brandon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13.4 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tum, Nicolas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0.7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Bayless, Jerryd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0.7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ynes, Aron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7.9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Bazemore, Kent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1.2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eal, Bradley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3.9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easley, Malik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8.9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easley, Michael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6.6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elinelli, Marco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5.3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ália</text:p>
          </table:table-cell>
          <table:table-cell/>
        </table:table-row>
        <table:table-row table:style-name="ro1">
          <table:table-cell office:value-type="string" calcext:value-type="string">
            <text:p>Bembry, DeAndre'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5.3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ender, Dragan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02.1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nia</text:p>
          </table:table-cell>
          <table:table-cell/>
        </table:table-row>
        <table:table-row table:style-name="ro1">
          <table:table-cell office:value-type="string" calcext:value-type="string">
            <text:p>Bertans, Davis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95.3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ônia</text:p>
          </table:table-cell>
          <table:table-cell/>
        </table:table-row>
        <table:table-row table:style-name="ro1">
          <table:table-cell office:value-type="string" calcext:value-type="string">
            <text:p>Beverley, Patrick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83.9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iyombo, Bismack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5.7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mocratic Republic of the Congo</text:p>
          </table:table-cell>
          <table:table-cell/>
        </table:table-row>
        <table:table-row table:style-name="ro1">
          <table:table-cell office:value-type="string" calcext:value-type="string">
            <text:p>Bjelica, Nemanja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2.1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érvia</text:p>
          </table:table-cell>
          <table:table-cell/>
        </table:table-row>
        <table:table-row table:style-name="ro1">
          <table:table-cell office:value-type="string" calcext:value-type="string">
            <text:p>Black, Tarik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3.4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ledsoe, Eric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93.0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ogdanovic, Boja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2.1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nia</text:p>
          </table:table-cell>
          <table:table-cell/>
        </table:table-row>
        <table:table-row table:style-name="ro1">
          <table:table-cell office:value-type="string" calcext:value-type="string">
            <text:p>Bolomboy, Joel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ússia</text:p>
          </table:table-cell>
          <table:table-cell/>
        </table:table-row>
        <table:table-row table:style-name="ro1">
          <table:table-cell office:value-type="string" calcext:value-type="string">
            <text:p>Booker, Devin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4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ooker, Trevor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3.4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osh, Chris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6.6 k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adley, Avery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1.6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ewer, Corey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84.4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ogdon, Malcolm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7.5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ooks, Aaron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73.0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own, Bobby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79.4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own, Jaylen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2.1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ussino, Nicolas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7.5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Bullock, Reggie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3.0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urke, Trey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86.6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urks, Alec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7.1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utler, Jimmy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4.8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aboclo, Bruno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3.0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Calderon, Jose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0.7 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Caldwell-Pope, Kentavious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3.0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anaan, Isaiah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91.2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apela, Clint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íça</text:p>
          </table:table-cell>
          <table:table-cell/>
        </table:table-row>
        <table:table-row table:style-name="ro1">
          <table:table-cell office:value-type="string" calcext:value-type="string">
            <text:p>Carroll, DeMarre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6.2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arter, Vince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9.8 k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arter-Williams, Michael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6.2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asspi, Omri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2.1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 office:value-type="string" calcext:value-type="string">
            <text:p>Cauley Stein, Willie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8.9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handler, Tyson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08.9 k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handler, Wilson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2.1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hriss, Marquese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5.7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hristmas, Rakeem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3.4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hriston, Semaj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lark, Ian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79.4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larkson, Jordan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8.0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le, Norris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79.4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llison, Darren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79.4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llison, Nick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5.7 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nley, Mike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9.4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nnaughton, Pat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5.3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ok, Quinn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1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usins, DeMarcus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2.5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vington, Robert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7.5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rabbe, Allen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7.5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rawford, Jamal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8.5 k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rawford, Jordan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8.5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rowder, Jae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6.6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unningham, Dante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4.3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urry, Seth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3.9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urry, Stephen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aniels, Troy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3.0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avis, Anthony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4.8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avis, Deyonta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avis, Ed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1.1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eRozan, DeMar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9.8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edmon, Dewayne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1.1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ekker, Sam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4.3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elaney, Malcolm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ellavedova, Matthew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9.8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Deng, Luol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 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ã-Bretanha</text:p>
          </table:table-cell>
          <table:table-cell/>
        </table:table-row>
        <table:table-row table:style-name="ro1">
          <table:table-cell office:value-type="string" calcext:value-type="string">
            <text:p>Diallo, Cheick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i</text:p>
          </table:table-cell>
          <table:table-cell/>
        </table:table-row>
        <table:table-row table:style-name="ro1">
          <table:table-cell office:value-type="string" calcext:value-type="string">
            <text:p>Diaw, Boris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13.4 k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Dieng, Gorgui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8.9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egal</text:p>
          </table:table-cell>
          <table:table-cell/>
        </table:table-row>
        <table:table-row table:style-name="ro1">
          <table:table-cell office:value-type="string" calcext:value-type="string">
            <text:p>Dinwiddie, Spencer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0.7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ragic, Goran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lovênia</text:p>
          </table:table-cell>
          <table:table-cell/>
        </table:table-row>
        <table:table-row table:style-name="ro1">
          <table:table-cell office:value-type="string" calcext:value-type="string">
            <text:p>Drummond, Andre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6.6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udley, Jared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2.1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unleavy, Mike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4.3 k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unn, Kris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3.0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urant, Kevin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8.9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Ellenson, Henry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1.1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Ellington, Wayne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0.7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Ellis, Monta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3.9 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Embiid, Joel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3.4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arões</text:p>
          </table:table-cell>
          <table:table-cell/>
        </table:table-row>
        <table:table-row table:style-name="ro1">
          <table:table-cell office:value-type="string" calcext:value-type="string">
            <text:p>Ennis, Tyler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8.0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Ennis III, James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5.3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Evans, Tyreke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9.8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Exum, Dante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6.2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Ezeli, Festus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0.2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géria</text:p>
          </table:table-cell>
          <table:table-cell/>
        </table:table-row>
        <table:table-row table:style-name="ro1">
          <table:table-cell office:value-type="string" calcext:value-type="string">
            <text:p>Faried, Kenneth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3.4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avors, Derrick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20.2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elder, Kay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79.8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elicio, Cristiano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20.7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Felton, Raymond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93.0 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errell, Yogi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81.6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inney-Smith, Dorian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9.8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orbes, Bryn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ournier, Evan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3.0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Foye, Randy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8.9 k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razier, Tim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7.1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rye, Channing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5.7 k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allinari, Danilo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2.1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ália</text:p>
          </table:table-cell>
          <table:table-cell/>
        </table:table-row>
        <table:table-row table:style-name="ro1">
          <table:table-cell office:value-type="string" calcext:value-type="string">
            <text:p>Galloway, Langston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90.7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arino, Patricio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2.1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Gasol, Marc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15.7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Gasol, Pau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3.4 k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Gay, Rudy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4.3 k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binije, Michael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0.7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eorge, Paul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eorges-Hunt, Marcus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9.8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ibson, Taj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7.0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inobili, Manu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 k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Gobert, Rudy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11.1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Goodwin, Archie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3.0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ordon, Aaron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ordon, Eric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7.5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ortat, Marci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8.9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lônia</text:p>
          </table:table-cell>
          <table:table-cell/>
        </table:table-row>
        <table:table-row table:style-name="ro1">
          <table:table-cell office:value-type="string" calcext:value-type="string">
            <text:p>Graham, Treveon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2.5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ant, Jerami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5.3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ant, Jerian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9.8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een, Danny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7.5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een, Draymond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4.3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een, Gerald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3.0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een, JaMychal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3.0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een, Jeff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iffin, Blake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3.9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milton, Justin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5.7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mmons, AJ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7.9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daway Jr., Tim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den, James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9.8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kless, Maurice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ell, Montrezl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8.9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is, Devin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3.9 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is, Gary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5.3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is, Joe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9.3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is, Manny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3.9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is, Tobias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ison, Andrew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6.6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slem, Udonis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6.6 k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wes, Spencer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11.1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yward, Gordon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2.5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enderson, Gerald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7.5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enson, John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3.9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ernangomez, Juan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4.3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Hernangomez, Willy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8.9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Hezonja, Mario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8.9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ácia</text:p>
          </table:table-cell>
          <table:table-cell/>
        </table:table-row>
        <table:table-row table:style-name="ro1">
          <table:table-cell office:value-type="string" calcext:value-type="string">
            <text:p>Hibbert, Roy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22.5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ield, Buddy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7.1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amas</text:p>
          </table:table-cell>
          <table:table-cell/>
        </table:table-row>
        <table:table-row table:style-name="ro1">
          <table:table-cell office:value-type="string" calcext:value-type="string">
            <text:p>Hill, George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5.3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ill, Jordan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ill, Solomon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2.1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illiard, Darrun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oliday, Jrue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3.0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oliday, Justin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3.9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ollis Jefferson, Rondae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7.1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olmes, Richaun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1.1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ood, Rodney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3.4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orford, Al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1.1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ública Dominicana</text:p>
          </table:table-cell>
          <table:table-cell/>
        </table:table-row>
        <table:table-row table:style-name="ro1">
          <table:table-cell office:value-type="string" calcext:value-type="string">
            <text:p>Howard, Dwight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0.2 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uestis, Josh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4.3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umphries, Kris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 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Ibaka, Serge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6.6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mocratic Republic of the Congo</text:p>
          </table:table-cell>
          <table:table-cell/>
        </table:table-row>
        <table:table-row table:style-name="ro1">
          <table:table-cell office:value-type="string" calcext:value-type="string">
            <text:p>Iguodala, Andre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7.5 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Ilyasova, Ersan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6.6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quia</text:p>
          </table:table-cell>
          <table:table-cell/>
        </table:table-row>
        <table:table-row table:style-name="ro1">
          <table:table-cell office:value-type="string" calcext:value-type="string">
            <text:p>Ingles, Joe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2.5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Ingram, Brandon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86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Irving, Kyrie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7.5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Jackson, Demetrius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91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ackson, Reggie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4.3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ália</text:p>
          </table:table-cell>
          <table:table-cell/>
        </table:table-row>
        <table:table-row table:style-name="ro1">
          <table:table-cell office:value-type="string" calcext:value-type="string">
            <text:p>James, LeBron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13.4 k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efferson, Al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31.1 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efferson, Richard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5.7 k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ennings, Brando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7.1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erebko, Jonas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4.8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écia</text:p>
          </table:table-cell>
          <table:table-cell/>
        </table:table-row>
        <table:table-row table:style-name="ro1">
          <table:table-cell office:value-type="string" calcext:value-type="string">
            <text:p>Johnson, Amir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8.9 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hnson, Brice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4.3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hnson, James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3.4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hnson, Joe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8.9 k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hnson, Stanley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11.1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hnson, Tyler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4.4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hnson, Wesley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7.5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kic, Nikola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3.4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érvia</text:p>
          </table:table-cell>
          <table:table-cell/>
        </table:table-row>
        <table:table-row table:style-name="ro1">
          <table:table-cell office:value-type="string" calcext:value-type="string">
            <text:p>Jones, Dahntay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2.1 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nes, Damian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1.1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nes, James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8.9 k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nes, Tyus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8.5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nes Jr., Derrick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6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rdan, DeAndre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0.2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seph, Cory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Kaminsky, Frank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8.9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anter, Enes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1.1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íça</text:p>
          </table:table-cell>
          <table:table-cell/>
        </table:table-row>
        <table:table-row table:style-name="ro1">
          <table:table-cell office:value-type="string" calcext:value-type="string">
            <text:p>Kelly, Ryan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4.3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idd-Gilchrist, Michael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5.2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ilpatrick, Sean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9.3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night, Brandon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8.5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orver, Kyle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6.2 k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oufos, Kosta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20.2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uzminskas, Mindaugas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7.5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uânia</text:p>
          </table:table-cell>
          <table:table-cell/>
        </table:table-row>
        <table:table-row table:style-name="ro1">
          <table:table-cell office:value-type="string" calcext:value-type="string">
            <text:p>LaVine, Zach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3.9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abissiere, Skal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2.1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ti</text:p>
          </table:table-cell>
          <table:table-cell/>
        </table:table-row>
        <table:table-row table:style-name="ro1">
          <table:table-cell office:value-type="string" calcext:value-type="string">
            <text:p>Lamb, Jeremy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3.9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auvergne, Joffrey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99.8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Lawson, Ty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88.5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ayman, Jake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5.3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eVert, Caris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2.1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ee, Courtney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0.7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ee, David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1.1 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en, Alex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17.9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rânia</text:p>
          </table:table-cell>
          <table:table-cell/>
        </table:table-row>
        <table:table-row table:style-name="ro1">
          <table:table-cell office:value-type="string" calcext:value-type="string">
            <text:p>Leonard, Kawhi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4.3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eonard, Meyers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15.7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euer, Jon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3.4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iggins, DeAndre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4.8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illard, Damian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8.5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in, Jeremy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0.7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ivingston, Shaun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7.1 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ong, Shawn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5.7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ooney, Kevon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opez, Brook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21.6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opez, Robin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5.7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ove, Kevin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3.9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owry, Kyle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93.0 k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uwawu-Cabarrot, Timothe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Lyles, Trey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6.1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ack, Shelvin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2.1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ahinmi, Ia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8.8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Maker, Thon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01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 Sudan</text:p>
          </table:table-cell>
          <table:table-cell/>
        </table:table-row>
        <table:table-row table:style-name="ro1">
          <table:table-cell office:value-type="string" calcext:value-type="string">
            <text:p>Marjanovic, Boban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31.5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érvia</text:p>
          </table:table-cell>
          <table:table-cell/>
        </table:table-row>
        <table:table-row table:style-name="ro1">
          <table:table-cell office:value-type="string" calcext:value-type="string">
            <text:p>Martin, Jarell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4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atthews, Wesley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9.8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bah a Moute, Luc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4.3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ões</text:p>
          </table:table-cell>
          <table:table-cell/>
        </table:table-row>
        <table:table-row table:style-name="ro1">
          <table:table-cell office:value-type="string" calcext:value-type="string">
            <text:p>McAdoo, James Michael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8.9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Caw, Patrick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3.9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Clellan, Sheldo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0.7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Collum, CJ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Connell, T.J.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90.7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Cullough, Chris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7.5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Daniels, KJ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Dermott, Doug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9.3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Gee, JaVale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22.5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Gruder, Rodney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3.0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Lemore, Ben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8.5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Roberts, Josh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eeks, Jodie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5.3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ejri, Salah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11.1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nísia</text:p>
          </table:table-cell>
          <table:table-cell/>
        </table:table-row>
        <table:table-row table:style-name="ro1">
          <table:table-cell office:value-type="string" calcext:value-type="string">
            <text:p>Mickey, Jordan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6.6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iddleton, Khris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6.1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iles, CJ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2.1 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iller, Mike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8.9 k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ills, Patty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83.9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Millsap, Elijah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7.5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illsap, Paul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11.6 k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irotic, Nikola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0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 office:value-type="string" calcext:value-type="string">
            <text:p>Monroe, Greg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0.2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oore, E'Twaun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6.6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orris, Marcus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orris, Markieff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1.1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orrow, Anthony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5.3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otiejunas, Donatas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0.7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tuânia</text:p>
          </table:table-cell>
          <table:table-cell/>
        </table:table-row>
        <table:table-row table:style-name="ro1">
          <table:table-cell office:value-type="string" calcext:value-type="string">
            <text:p>Mozgov, Timofey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24.7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ússia</text:p>
          </table:table-cell>
          <table:table-cell/>
        </table:table-row>
        <table:table-row table:style-name="ro1">
          <table:table-cell office:value-type="string" calcext:value-type="string">
            <text:p>Mudiay, Emmanuel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0.7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cratic Republic of the Congo</text:p>
          </table:table-cell>
          <table:table-cell/>
        </table:table-row>
        <table:table-row table:style-name="ro1">
          <table:table-cell office:value-type="string" calcext:value-type="string">
            <text:p>Muhammad, Shabazz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1.2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urray, Dejounte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77.1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urray, Jamal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3.9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Muscala, Mike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8.9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ance Jr., Larry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4.3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apier, Shabazz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9.4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dour, Maurice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0.7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egal</text:p>
          </table:table-cell>
          <table:table-cell/>
        </table:table-row>
        <table:table-row table:style-name="ro1">
          <table:table-cell office:value-type="string" calcext:value-type="string">
            <text:p>Nelson, Jameer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86.2 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ene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3.4 k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Neto, Raul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81.2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Niang, Georges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4.3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icholson, Andrew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3.4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Noah, Joakim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4.3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oel, Nerlens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3.4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ogueira, Lucas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99.8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Nowitzki, Dirk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1.1 k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emanha</text:p>
          </table:table-cell>
          <table:table-cell/>
        </table:table-row>
        <table:table-row table:style-name="ro1">
          <table:table-cell office:value-type="string" calcext:value-type="string">
            <text:p>Nurkic, Jusuf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27.0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nia e Herzegovina</text:p>
          </table:table-cell>
          <table:table-cell/>
        </table:table-row>
        <table:table-row table:style-name="ro1">
          <table:table-cell office:value-type="string" calcext:value-type="string">
            <text:p>Nwaba, David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4.8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'Bryant III, Johnny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6.6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'Quinn, Kyle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3.4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chefu, Daniel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1.1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kafor, Jahlil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4.7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ladipo, Victor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5.3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lynyk, Kelly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8.0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nuaku, Chinanu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1.1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ubre Jr., Kelly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3.0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chulia, Zaza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4.7 k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órgia</text:p>
          </table:table-cell>
          <table:table-cell/>
        </table:table-row>
        <table:table-row table:style-name="ro1">
          <table:table-cell office:value-type="string" calcext:value-type="string">
            <text:p>Papagiannis, Georgios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08.9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écia</text:p>
          </table:table-cell>
          <table:table-cell/>
        </table:table-row>
        <table:table-row table:style-name="ro1">
          <table:table-cell office:value-type="string" calcext:value-type="string">
            <text:p>Parker, Jabari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13.4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rker, Tony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3.9 k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string" calcext:value-type="string">
            <text:p>Parsons, Chandler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4.3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tterson, Patrick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ul, Chris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79.4 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yne, Adreian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7.5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yne, Cameron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3.9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yton, Elfrid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3.9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yton II, Gary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ekovic, Nikola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39.3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 office:value-type="string" calcext:value-type="string">
            <text:p>Pierce, Paul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6.6 k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lumlee, Marshall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3.4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lumlee, Mason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5.7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lumlee, Miles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2.9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oeltl, Jakob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4.3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/>
        </table:table-row>
        <table:table-row table:style-name="ro1">
          <table:table-cell office:value-type="string" calcext:value-type="string">
            <text:p>Pondexter, Quincy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2.1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orter Jr., Otto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89.8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ortis, Bobby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1.6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orzingis, Kristaps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08.9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ônia</text:p>
          </table:table-cell>
          <table:table-cell/>
        </table:table-row>
        <table:table-row table:style-name="ro1">
          <table:table-cell office:value-type="string" calcext:value-type="string">
            <text:p>Powell, Dwight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8.9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Powell, Norman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7.5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oythress, Alex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8.0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rice, Ronnie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6.2 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rince, Taurean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9.8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Quarterman, Tim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6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andle, Chasson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3.9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andle, Julius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3.4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andolph, Zach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7.9 k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edick, JJ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6.2 k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eed, Willie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1.1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ichardson, Josh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0.7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ichardson, Malachi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ivers, Austin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0.7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berson, Andre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5.3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berts, Brian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8.5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binson, Thomas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7.5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binson III, Glenn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0.7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driguez, Sergio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79.8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Rondo, Rajon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84.4 k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se, Derrick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ss, Terrence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8.5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zier, Terry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6.2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ubio, Ricky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6.2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Rudez, Damjan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3.4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ácia</text:p>
          </table:table-cell>
          <table:table-cell/>
        </table:table-row>
        <table:table-row table:style-name="ro1">
          <table:table-cell office:value-type="string" calcext:value-type="string">
            <text:p>Rush, Brandon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2.1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ussell, D 'Angelo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8.5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abonis, Domantas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8.9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uânia</text:p>
          </table:table-cell>
          <table:table-cell/>
        </table:table-row>
        <table:table-row table:style-name="ro1">
          <table:table-cell office:value-type="string" calcext:value-type="string">
            <text:p>Saric, Dario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1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ácia</text:p>
          </table:table-cell>
          <table:table-cell/>
        </table:table-row>
        <table:table-row table:style-name="ro1">
          <table:table-cell office:value-type="string" calcext:value-type="string">
            <text:p>Satoransky, Tomas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5.3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ública Tcheca</text:p>
          </table:table-cell>
          <table:table-cell/>
        </table:table-row>
        <table:table-row table:style-name="ro1">
          <table:table-cell office:value-type="string" calcext:value-type="string">
            <text:p>Schroder, Dennis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8.0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manha</text:p>
          </table:table-cell>
          <table:table-cell/>
        </table:table-row>
        <table:table-row table:style-name="ro1">
          <table:table-cell office:value-type="string" calcext:value-type="string">
            <text:p>Sefolosha, Thabo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9.8 k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íça</text:p>
          </table:table-cell>
          <table:table-cell/>
        </table:table-row>
        <table:table-row table:style-name="ro1">
          <table:table-cell office:value-type="string" calcext:value-type="string">
            <text:p>Selden, Wayne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04.3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eraphin, Kevin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26.1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Sessions, Ramon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humpert, Iman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9.8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iakam, Pascal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4.3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arões</text:p>
          </table:table-cell>
          <table:table-cell/>
        </table:table-row>
        <table:table-row table:style-name="ro1">
          <table:table-cell office:value-type="string" calcext:value-type="string">
            <text:p>Simmons, Ben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Simmons, Jonathon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8.5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ingler, Kyle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3.4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mart, Marcus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9.8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mith, Ish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79.4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mith, JR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2.1 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mith, Jaso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8.9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nell, Tony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8.4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peights, Marreese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5.7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plitter, Tiago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1.1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Stauskas, Nik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Stephenson, Lance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04.3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tone, Diamond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5.7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avares, Edy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20.2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o Verde</text:p>
          </table:table-cell>
          <table:table-cell/>
        </table:table-row>
        <table:table-row table:style-name="ro1">
          <table:table-cell office:value-type="string" calcext:value-type="string">
            <text:p>Taylor, Isaiah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77.1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eague, Jeff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4.4 k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eletovic, Mirza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1.1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nia</text:p>
          </table:table-cell>
          <table:table-cell/>
        </table:table-row>
        <table:table-row table:style-name="ro1">
          <table:table-cell office:value-type="string" calcext:value-type="string">
            <text:p>Temple, Garrett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8.5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erry, Jason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3.9 k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homas, Isaiah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83.9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homas, Lance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6.6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hompson, Klay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7.5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hompson, Tristan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8.0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Tolliver, Anthony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8.9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oupane, Axel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5.3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Towns, Karl Anthony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0.7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ucker, PJ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11.1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urner, Evan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9.8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urner, Myles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0.2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Udrih, Beno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3.0 k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lovênia</text:p>
          </table:table-cell>
          <table:table-cell/>
        </table:table-row>
        <table:table-row table:style-name="ro1">
          <table:table-cell office:value-type="string" calcext:value-type="string">
            <text:p>Ulis, Tyler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8.0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Uthoff, Jarrod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0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Valanciunas, Jonas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5.7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tuânia</text:p>
          </table:table-cell>
          <table:table-cell/>
        </table:table-row>
        <table:table-row table:style-name="ro1">
          <table:table-cell office:value-type="string" calcext:value-type="string">
            <text:p>Valentine, Denzel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6.2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VanVleet, Fred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88.5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Vaughn, Rashad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1.6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Vonleh, Noah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1.1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Vucevic, Nikola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7.9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 office:value-type="string" calcext:value-type="string">
            <text:p>Vujacic, Sasha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8.5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lovênia</text:p>
          </table:table-cell>
          <table:table-cell/>
        </table:table-row>
        <table:table-row table:style-name="ro1">
          <table:table-cell office:value-type="string" calcext:value-type="string">
            <text:p>Wade, Dwyane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9.8 k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aiters, Dion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9.8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alker, Kemba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83.5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all, Joh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5.3 k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arren, TJ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2.1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atson, C.J.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79.4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eber, Briante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74.8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est, David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3.4 k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estbrook, Russell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0.7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hite, Okaro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2.5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hitehead, Isaiah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6.6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hiteside, Hassan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20.2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ggins, Andrew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0.3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Williams, Alan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17.9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lliams, Deron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0.7 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lliams, Derrick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8.9 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lliams, Lou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9.4 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lliams, Marvin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7.5 k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lliams, Troy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5.3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ltjer, Kyle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nslow, Justise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2.1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they, Jeff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4.8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ood, Christian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99.8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orld Peace, Metta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17.9 k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right, Brandan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95.3 k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right, Delon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6.2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Young, James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7.5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Young, Joe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1.6 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Young, Nick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5.3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Young, Thaddeus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0.2 k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Zeller, Cody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8.9 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Zeller, Tyler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4.8 k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Zimmerman, Stephen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8.9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Zipser, Paul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5.3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manha</text:p>
          </table:table-cell>
          <table:table-cell/>
        </table:table-row>
        <table:table-row table:style-name="ro1">
          <table:table-cell office:value-type="string" calcext:value-type="string">
            <text:p>Zubac, Ivica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08.9 k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ni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6:11:35.407000000</meta:creation-date>
    <dc:date>2017-04-26T16:50:12.894000000</dc:date>
    <meta:editing-duration>PT18M16S</meta:editing-duration>
    <meta:editing-cycles>1</meta:editing-cycles>
    <meta:document-statistic meta:table-count="1" meta:cell-count="3171" meta:object-count="0"/>
    <meta:generator>LibreOffice/5.3.0.3$Windows_X86_64 LibreOffice_project/7074905676c47b82bbcfbea1aeefc84afe1c50e1</meta:generator>
  </office:meta>
</office:document-meta>
</file>